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marker-end="" draw:fill="solid" draw:fill-color="#bd7cb5" draw:textarea-horizontal-align="justify" draw:textarea-vertical-align="middle" draw:auto-grow-height="false" fo:min-height="2.75cm" fo:min-width="3.5cm" draw:shadow="visible"/>
    </style:style>
    <style:style style:name="gr2" style:family="graphic" style:parent-style-name="standard">
      <style:graphic-properties draw:stroke="dash" draw:stroke-dash="Fine_20_Dashed" svg:stroke-width="0.05cm" svg:stroke-color="#3465a4" draw:marker-start="" draw:marker-start-width="0.355cm" draw:marker-end="" draw:marker-end-width="0.355cm" draw:fill="solid" draw:fill-color="#faa61a" draw:textarea-horizontal-align="justify" draw:textarea-vertical-align="middle" draw:auto-grow-height="false" fo:min-height="2.75cm" fo:min-width="3.5cm" fo:padding-top="0.15cm" fo:padding-bottom="0.15cm" fo:padding-left="0.275cm" fo:padding-right="0.275cm" draw:shadow="visible"/>
    </style:style>
    <style:style style:name="gr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489cm" fo:min-width="2.974cm"/>
    </style:style>
    <style:style style:name="gr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2.134cm" fo:min-width="2.292cm"/>
    </style:style>
    <style:style style:name="gr5" style:family="graphic" style:parent-style-name="standard">
      <style:graphic-properties svg:stroke-width="0.2cm" draw:marker-start="" draw:marker-start-width="0.5cm" draw:marker-end="" draw:marker-end-width="0.5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05cm" svg:stroke-color="#3465a4" draw:marker-start="" draw:marker-start-width="0.355cm" draw:marker-end="" draw:marker-end-width="0.355cm" draw:fill="solid" draw:fill-color="#bce4e5" draw:textarea-horizontal-align="justify" draw:textarea-vertical-align="middle" draw:auto-grow-height="false" fo:min-height="0.846cm" fo:min-width="2.264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2cm" draw:marker-start="" draw:marker-start-width="0.5cm" draw:marker-end="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Fine_20_Dashed" svg:stroke-width="0.05cm" svg:stroke-color="#3465a4" draw:marker-start="" draw:marker-start-width="0.355cm" draw:marker-end="" draw:marker-end-width="0.355cm" draw:textarea-horizontal-align="justify" draw:textarea-vertical-align="middle" draw:auto-grow-height="false" fo:min-height="0.796cm" fo:min-width="2.214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cm" svg:stroke-color="#3465a4" draw:marker-start="" draw:marker-start-width="0.355cm" draw:marker-end="" draw:marker-end-width="0.355cm" draw:fill="solid" draw:fill-color="#faa61a" draw:textarea-horizontal-align="justify" draw:textarea-vertical-align="middle" draw:auto-grow-height="false" fo:min-height="2.7cm" fo:min-width="3.45cm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91cm" fo:min-width="1.332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7cb5"/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bce4e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cm" svg:height="3cm" svg:x="11.462cm" svg:y="8.779cm">
          <text:p text:style-name="P1">SRAM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cm" svg:height="3cm" svg:x="1.518cm" svg:y="10.233cm">
          <text:p text:style-name="P1">BOOT</text:p>
          <text:p text:style-name="P1">ROM</text:p>
          <draw:enhanced-geometry svg:viewBox="0 0 21600 21600" draw:type="rectangle" draw:enhanced-path="M 0 0 L 21600 0 21600 21600 0 21600 0 0 Z N"/>
        </draw:custom-shape>
        <draw:frame draw:style-name="gr3" draw:text-style-name="P4" xml:id="id5" draw:id="id5" draw:layer="layout" svg:width="3.474cm" svg:height="1.739cm" svg:x="31.781cm" svg:y="0.921cm">
          <draw:text-box>
            <text:p>Instruction</text:p>
            <text:p>Bus</text:p>
          </draw:text-box>
        </draw:frame>
        <draw:frame draw:style-name="gr4" draw:text-style-name="P4" xml:id="id1" draw:id="id1" draw:layer="layout" svg:width="2.792cm" svg:height="2.384cm" svg:x="31.897cm" svg:y="6.97cm">
          <draw:text-box>
            <text:p>Data</text:p>
            <text:p>Bus</text:p>
          </draw:text-box>
        </draw:frame>
        <draw:connector draw:style-name="gr5" draw:text-style-name="P1" draw:layer="layout" svg:x1="31.897cm" svg:y1="8.162cm" svg:x2="24.546cm" svg:y2="8.171cm" draw:start-shape="id1" draw:start-glue-point="3" draw:end-shape="id2" draw:end-glue-point="5" svg:d="M31897 8162h-3662v9h-3689" svg:viewBox="0 0 7352 10">
          <text:p/>
        </draw:connector>
        <draw:connector draw:style-name="gr5" draw:text-style-name="P1" draw:layer="layout" svg:x1="22.611cm" svg:y1="9.639cm" svg:x2="15.462cm" svg:y2="10.279cm" draw:start-shape="id2" draw:start-glue-point="9" draw:end-shape="id3" draw:end-glue-point="1" svg:d="M22611 9639h-3496v640h-3653" svg:viewBox="0 0 7150 641">
          <text:p/>
        </draw:connector>
        <draw:connector draw:style-name="gr5" draw:text-style-name="P1" draw:layer="layout" svg:x1="22.592cm" svg:y1="6.735cm" svg:x2="15.464cm" svg:y2="5.973cm" draw:start-shape="id2" draw:start-glue-point="8" draw:end-shape="id4" draw:end-glue-point="1" svg:d="M22592 6735h-3464v-762h-3664" svg:viewBox="0 0 7129 763">
          <text:p/>
        </draw:connector>
        <draw:connector draw:style-name="gr5" draw:text-style-name="P1" draw:layer="layout" svg:x1="31.781cm" svg:y1="1.79cm" svg:x2="7.436cm" svg:y2="8.833cm" draw:start-shape="id5" draw:start-glue-point="3" draw:end-shape="id6" draw:end-glue-point="8" svg:d="M31781 1790h-24870v7043h525" svg:viewBox="0 0 24871 7044">
          <text:p/>
        </draw:connector>
        <draw:custom-shape draw:style-name="gr6" draw:text-style-name="P5" xml:id="id6" draw:id="id6" draw:layer="layout" svg:width="4.934cm" svg:height="1.954cm" draw:transform="rotate (1.5707963267949) translate (7.436cm 12.736cm)">
          <draw:glue-point draw:id="8" svg:x="-5cm" svg:y="-2.912cm"/>
          <draw:glue-point draw:id="9" svg:x="-4.907cm" svg:y="2.977cm"/>
          <text:p text:style-name="P1">MERGE</text:p>
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svg:x1="11.462cm" svg:y1="10.279cm" svg:x2="9.39cm" svg:y2="10.269cm" draw:start-shape="id3" draw:start-glue-point="3" draw:end-shape="id6" draw:end-glue-point="5" svg:d="M11462 10279h-1023v-10h-1049" svg:viewBox="0 0 2073 11">
          <text:p/>
        </draw:connector>
        <draw:connector draw:style-name="gr7" draw:text-style-name="P1" draw:layer="layout" svg:x1="7.455cm" svg:y1="11.737cm" svg:x2="5.518cm" svg:y2="11.733cm" draw:start-shape="id6" draw:start-glue-point="9" draw:end-shape="id7" svg:d="M7455 11737h-878v-4h-1059" svg:viewBox="0 0 1938 5">
          <text:p/>
        </draw:connector>
        <draw:custom-shape draw:style-name="gr8" draw:text-style-name="P1" xml:id="id2" draw:id="id2" draw:layer="layout" svg:width="4.934cm" svg:height="1.954cm" draw:transform="rotate (1.5707963267949) translate (22.592cm 10.638cm)">
          <draw:glue-point draw:id="8" svg:x="-5cm" svg:y="-2.912cm"/>
          <draw:glue-point draw:id="9" svg:x="-4.907cm" svg:y="2.977cm"/>
          <text:p text:style-name="P1">SPLIT</text:p>
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3" xml:id="id4" draw:id="id4" draw:layer="layout" svg:width="4cm" svg:height="3cm" svg:x="11.464cm" svg:y="4.473cm">
          <text:p text:style-name="P1">BOOT</text:p>
          <text:p text:style-name="P1">CONTRO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1.464cm" svg:y1="5.973cm" svg:x2="8.413cm" svg:y2="8.418cm" draw:start-shape="id4" draw:start-glue-point="3" draw:end-shape="id6" draw:end-glue-point="4" svg:d="M11464 5973h-3051v2445" svg:viewBox="0 0 3052 2446">
          <text:p/>
        </draw:connector>
        <draw:custom-shape draw:style-name="gr11" draw:text-style-name="P1" xml:id="id8" draw:id="id8" draw:layer="layout" svg:width="2.008cm" svg:height="1.817cm" svg:x="27.375cm" svg:y="0.83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9" draw:id="id9" draw:layer="layout" svg:width="2.008cm" svg:height="1.817cm" svg:x="27.376cm" svg:y="7.23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3.464cm" svg:y1="4.473cm" svg:x2="28.379cm" svg:y2="2.647cm" draw:start-shape="id4" draw:start-glue-point="0" draw:end-shape="id8" draw:end-glue-point="2" svg:d="M13464 4473v-925h14915v-901" svg:viewBox="0 0 14916 1827">
          <text:p/>
        </draw:connector>
        <draw:connector draw:style-name="gr12" draw:text-style-name="P1" draw:layer="layout" draw:line-skew="-0.409cm" svg:x1="13.464cm" svg:y1="4.473cm" svg:x2="28.38cm" svg:y2="7.23cm" draw:start-shape="id4" draw:start-glue-point="0" draw:end-shape="id9" draw:end-glue-point="0" svg:d="M13464 4473v-934h14916v3691" svg:viewBox="0 0 14917 3692">
          <text:p/>
        </draw:connector>
        <draw:frame draw:style-name="gr13" draw:text-style-name="P4" draw:layer="layout" svg:width="5.955cm" svg:height="0.962cm" svg:x="19.095cm" svg:y="3.602cm">
          <draw:text-box>
            <text:p>Boot address off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22:32:52.095278859</meta:creation-date>
    <dc:date>2020-07-31T21:46:16.406247674</dc:date>
    <meta:editing-duration>PT7H55M38S</meta:editing-duration>
    <meta:editing-cycles>16</meta:editing-cycles>
    <meta:generator>LibreOffice/6.0.7.3$Linux_X86_64 LibreOffice_project/00m0$Build-3</meta:generator>
    <meta:document-statistic meta:object-count="19"/>
  </office:meta>
</office:document-meta>
</file>